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80%" fo:text-align="center" style:justify-single-word="false"/>
      <style:text-properties fo:color="#000000" fo:font-size="12pt" fo:font-weight="normal" officeooo:rsid="0011068f" officeooo:paragraph-rsid="0011068f" style:font-size-asian="12pt" style:font-weight-asian="normal" style:font-size-complex="12pt" style:font-weight-complex="normal"/>
    </style:style>
    <style:style style:name="P2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068f" officeooo:paragraph-rsid="0012ac9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60%" fo:text-align="center" style:justify-single-word="false"/>
      <style:text-properties fo:color="#000000" fo:font-size="16pt" fo:font-weight="normal" officeooo:rsid="0011068f" officeooo:paragraph-rsid="00147336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60%" fo:text-align="center" style:justify-single-word="false"/>
      <style:text-properties fo:color="#000000" fo:font-size="16pt" fo:font-weight="normal" officeooo:rsid="0011068f" officeooo:paragraph-rsid="0011068f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70%" fo:text-align="center" style:justify-single-word="false"/>
      <style:text-properties fo:color="#000000" fo:font-size="16pt" fo:font-weight="normal" officeooo:rsid="0011068f" officeooo:paragraph-rsid="0011068f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80%" fo:text-align="center" style:justify-single-word="false"/>
      <style:text-properties fo:color="#000000" fo:font-size="16pt" fo:font-weight="normal" officeooo:rsid="0011068f" officeooo:paragraph-rsid="0011068f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line-height="160%" fo:text-align="center" style:justify-single-word="false"/>
      <style:text-properties fo:color="#333333" fo:font-size="16pt" fo:font-weight="normal" officeooo:rsid="0011068f" officeooo:paragraph-rsid="0011068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line-height="170%" fo:text-align="center" style:justify-single-word="false"/>
      <style:text-properties fo:color="#333333" fo:font-size="16pt" fo:font-weight="normal" officeooo:rsid="0011068f" officeooo:paragraph-rsid="0011068f" style:font-size-asian="16pt" style:font-weight-asian="normal" style:font-size-complex="16pt" style:font-weight-complex="normal"/>
    </style:style>
    <style:style style:name="P9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6569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uem Te Viu e Quem Te Vê</text:span><text:tab/><text:tab/><text:span text:style-name="T2">Vanilda Bordieri</text:span></text:p>
      <text:p text:style-name="P3">Quem te viu e quem te vê</text:p>
      <text:p text:style-name="P3">Não consegue entender, é mistério</text:p>
      <text:p text:style-name="P4">Pois você tanto chorou, quantas lutas enfrentou</text:p>
      <text:p text:style-name="P4">Mas honrou teu ministério</text:p>
      <text:p text:style-name="P4">Quantas dores suportou e você até pensou</text:p>
      <text:p text:style-name="P4">Que o teu fim era o sofrer</text:p>
      <text:p text:style-name="P4">Mas Deus tudo contemplou</text:p>
      <text:p text:style-name="P4">Desta prova lhe tirou e te ajudou <text:span text:style-name="T3">vencer</text:span></text:p>
      <text:p text:style-name="P4">Só quem te viu e quem te vê</text:p>
      <text:p text:style-name="P4">Hoje pode então dizer</text:p>
      <text:p text:style-name="P4">Olha, você não é o mesmo</text:p>
      <text:p text:style-name="P4">Estava triste e humilhado, mas por Deus foi exaltado</text:p>
      <text:p text:style-name="P4">Deus lhe tirou do cativeiro</text:p>
      <text:p text:style-name="P4"><draw:frame text:anchor-type="paragraph" draw:z-index="0" draw:style-name="gr1" draw:text-style-name="P9" svg:width="1.324cm" svg:height="0.609cm" svg:x="1.73cm" svg:y="0.647cm"><draw:text-box><text:p>2x Final</text:p></draw:text-box></draw:frame></text:p>
      <text:p text:style-name="P7">E quem te viu chorando, hoje te vê sorrindo</text:p>
      <text:p text:style-name="P7">Quem te viu perdendo, hoje te vê vencendo</text:p>
      <text:p text:style-name="P7">Quem te viu caído, triste e humilhado</text:p>
      <text:p text:style-name="P7">Hoje te vê de pé e por Deus exaltado</text:p>
      <text:p text:style-name="P7">E quem te viu lutando em sofrimento e dor</text:p>
      <text:p text:style-name="P7">Olha pra você e vê um vencedor</text:p>
      <text:p text:style-name="P7">Quem te viu calado, sem motivação</text:p>
      <text:p text:style-name="P7">Vê que você tem uma nova canção</text:p>
      <text:p text:style-name="P8">Quem olha pra você tem que dizer</text:p>
      <text:p text:style-name="P8">Quem te viu e quem te vê</text:p>
      <text:p text:style-name="P5"/>
      <text:p text:style-name="P6">É mesmo assim quando Deus quer exaltar alguém</text:p>
      <text:p text:style-name="P6">Ninguém pode impedir, ninguém pode impedir</text:p>
      <text:p text:style-name="P6"/>
      <text:p text:style-name="P6">Você já não é o mesmo, como você mudou</text:p>
      <text:p text:style-name="P6">Hoje canta e glorifica, você louva ao senhor</text:p>
      <text:p text:style-name="P6">Deus mudou a tua vida, ele te exaltou</text:p>
      <text:p text:style-name="P6">E o que você plantou com teu choro e sofrimento</text:p>
      <text:p text:style-name="P6">Hoje é só alegria, fruto de agradecimento</text:p>
      <text:p text:style-name="P6">E quem olha pra você tem que dizer (dizer o que?!)</text:p>
      <text:p text:style-name="P6">Quem te viu e quem te vê</text:p>
      <text:p text:style-name="P6">Quem te viu e quem te vê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2-05T13:21:06.733045661</dc:date>
    <meta:editing-cycles>17</meta:editing-cycles>
    <meta:editing-duration>PT23M</meta:editing-duration>
    <meta:generator>LibreOffice/4.4.6.3$Linux_X86_64 LibreOffice_project/40m0$Build-3</meta:generator>
    <meta:document-statistic meta:table-count="0" meta:image-count="0" meta:object-count="0" meta:page-count="1" meta:paragraph-count="34" meta:word-count="247" meta:character-count="1192" meta:non-whitespace-character-count="978"/>
  </office:meta>
</office:document-meta>
</file>